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55cm"/>
    </style:style>
    <style:style style:name="gr2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1.014cm" fo:min-width="1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3faf4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1cm" svg:height="4.5cm" svg:x="4.9cm" svg:y="6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1.8cm" svg:height="2.384cm" svg:x="4cm" svg:y="3.1cm">
          <draw:text-box>
            <text:p>Leistung: </text:p>
            <text:p>Erstellung der Plattform und Aufbau des Entwicklungsteams</text:p>
          </draw:text-box>
        </draw:frame>
        <draw:frame draw:style-name="gr3" draw:text-style-name="P2" draw:layer="layout" svg:width="6.6cm" svg:height="3.095cm" svg:x="1.6cm" svg:y="11.1cm">
          <draw:text-box>
            <text:p>Termin: Veröffentlichung der Plattform am 29. Juni 2020</text:p>
          </draw:text-box>
        </draw:frame>
        <draw:frame draw:style-name="gr4" draw:text-style-name="P2" draw:layer="layout" svg:width="7.3cm" svg:height="2.7cm" svg:x="11.6cm" svg:y="11.3cm">
          <draw:text-box>
            <text:p>Budget:<text:line-break/>2.000.000 ,- Euro</text:p>
          </draw:text-box>
        </draw:frame>
        <draw:custom-shape draw:style-name="gr5" draw:text-style-name="P3" draw:layer="layout" svg:width="3.6cm" svg:height="3.9cm" svg:x="5.4cm" svg:y="6.2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9:25:03.416150883</meta:creation-date>
    <dc:date>2020-06-29T09:39:18.988581221</dc:date>
    <meta:editing-duration>PT2M53S</meta:editing-duration>
    <meta:editing-cycles>2</meta:editing-cycles>
    <meta:generator>LibreOffice/6.4.4.2$Linux_X86_64 LibreOffice_project/40$Build-2</meta:generator>
    <meta:document-statistic meta:object-count="5"/>
  </office:meta>
</office:document-meta>
</file>